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065.86pt" svg:height="599.5pt" svg:x="377.21pt" svg:y="55.73pt">
            <draw:object draw:notify-on-update-of-ranges="bszsum.A2:bszsum.A5 bszsum.B2:bszsum.B2 bszsum.C2:bszsum.C5 bszsum.A6:bszsum.A9 bszsum.B6:bszsum.B6 bszsum.C6:bszsum.C9 bszsum.A10:bszsum.A13 bszsum.B10:bszsum.B10 bszsum.C10:bszsum.C13 bszsum.A14:bszsum.A17 bszsum.B14:bszsum.B14 bszsum.C14:bszsum.C17 bszsum.A18:bszsum.A21 bszsum.B18:bszsum.B18 bszsum.C18:bszsum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29.09pt" svg:height="578.83pt" svg:x="379.87pt" svg:y="1306.63pt">
            <draw:object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26.57pt" svg:height="577.42pt" svg:x="376.7pt" svg:y="691.09pt">
            <draw:object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ur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2.663305545266" calcext:value-type="float">
            <text:p>952.663305545266</text:p>
          </table:table-cell>
          <table:table-cell office:value-type="float" office:value="0.735502516111408" calcext:value-type="float">
            <text:p>0.735502516111408</text:p>
          </table:table-cell>
          <table:table-cell office:value-type="float" office:value="1.28062158889675" calcext:value-type="float">
            <text:p>1.28062158889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2.848577173336" calcext:value-type="float">
            <text:p>622.848577173336</text:p>
          </table:table-cell>
          <table:table-cell office:value-type="float" office:value="0.84367111965091" calcext:value-type="float">
            <text:p>0.84367111965091</text:p>
          </table:table-cell>
          <table:table-cell office:value-type="float" office:value="1.95875099660365" calcext:value-type="float">
            <text:p>1.95875099660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3.389096117008" calcext:value-type="float">
            <text:p>453.389096117008</text:p>
          </table:table-cell>
          <table:table-cell office:value-type="float" office:value="0.869437589093591" calcext:value-type="float">
            <text:p>0.869437589093591</text:p>
          </table:table-cell>
          <table:table-cell office:value-type="float" office:value="2.69086750711111" calcext:value-type="float">
            <text:p>2.690867507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62.791200241581" calcext:value-type="float">
            <text:p>362.791200241581</text:p>
          </table:table-cell>
          <table:table-cell office:value-type="float" office:value="0.896043760915379" calcext:value-type="float">
            <text:p>0.896043760915379</text:p>
          </table:table-cell>
          <table:table-cell office:value-type="float" office:value="3.36290618751756" calcext:value-type="float">
            <text:p>3.36290618751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71.42253310401" calcext:value-type="float">
            <text:p>971.42253310401</text:p>
          </table:table-cell>
          <table:table-cell office:value-type="float" office:value="0.728301949105649" calcext:value-type="float">
            <text:p>0.728301949105649</text:p>
          </table:table-cell>
          <table:table-cell office:value-type="float" office:value="1.25589851803828" calcext:value-type="float">
            <text:p>1.25589851803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4.347551719612" calcext:value-type="float">
            <text:p>654.347551719612</text:p>
          </table:table-cell>
          <table:table-cell office:value-type="float" office:value="0.84487854093878" calcext:value-type="float">
            <text:p>0.84487854093878</text:p>
          </table:table-cell>
          <table:table-cell office:value-type="float" office:value="1.86447474609335" calcext:value-type="float">
            <text:p>1.86447474609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9.809363075058" calcext:value-type="float">
            <text:p>449.809363075058</text:p>
          </table:table-cell>
          <table:table-cell office:value-type="float" office:value="0.871907593775677" calcext:value-type="float">
            <text:p>0.871907593775677</text:p>
          </table:table-cell>
          <table:table-cell office:value-type="float" office:value="2.71227545121061" calcext:value-type="float">
            <text:p>2.71227545121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66.594047193846" calcext:value-type="float">
            <text:p>366.594047193846</text:p>
          </table:table-cell>
          <table:table-cell office:value-type="float" office:value="0.891087857471556" calcext:value-type="float">
            <text:p>0.891087857471556</text:p>
          </table:table-cell>
          <table:table-cell office:value-type="float" office:value="3.32800377755972" calcext:value-type="float">
            <text:p>3.32800377755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65.418871903803" calcext:value-type="float">
            <text:p>965.418871903803</text:p>
          </table:table-cell>
          <table:table-cell office:value-type="float" office:value="0.745434228738234" calcext:value-type="float">
            <text:p>0.745434228738234</text:p>
          </table:table-cell>
          <table:table-cell office:value-type="float" office:value="1.263728095407" calcext:value-type="float">
            <text:p>1.263728095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51.570518611382" calcext:value-type="float">
            <text:p>651.570518611382</text:p>
          </table:table-cell>
          <table:table-cell office:value-type="float" office:value="0.838533159447734" calcext:value-type="float">
            <text:p>0.838533159447734</text:p>
          </table:table-cell>
          <table:table-cell office:value-type="float" office:value="1.87241152440231" calcext:value-type="float">
            <text:p>1.87241152440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1.524024228607" calcext:value-type="float">
            <text:p>451.524024228607</text:p>
          </table:table-cell>
          <table:table-cell office:value-type="float" office:value="0.874477201182693" calcext:value-type="float">
            <text:p>0.874477201182693</text:p>
          </table:table-cell>
          <table:table-cell office:value-type="float" office:value="2.70199548279096" calcext:value-type="float">
            <text:p>2.70199548279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7.423646794086" calcext:value-type="float">
            <text:p>367.423646794086</text:p>
          </table:table-cell>
          <table:table-cell office:value-type="float" office:value="0.896050915621304" calcext:value-type="float">
            <text:p>0.896050915621304</text:p>
          </table:table-cell>
          <table:table-cell office:value-type="float" office:value="3.32047915099097" calcext:value-type="float">
            <text:p>3.32047915099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56.274761546951" calcext:value-type="float">
            <text:p>956.274761546951</text:p>
          </table:table-cell>
          <table:table-cell office:value-type="float" office:value="0.729778077944166" calcext:value-type="float">
            <text:p>0.729778077944166</text:p>
          </table:table-cell>
          <table:table-cell office:value-type="float" office:value="1.27578635077258" calcext:value-type="float">
            <text:p>1.27578635077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5.880886523389" calcext:value-type="float">
            <text:p>565.880886523389</text:p>
          </table:table-cell>
          <table:table-cell office:value-type="float" office:value="0.743006704780616" calcext:value-type="float">
            <text:p>0.743006704780616</text:p>
          </table:table-cell>
          <table:table-cell office:value-type="float" office:value="2.15593764537919" calcext:value-type="float">
            <text:p>2.15593764537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3.323517792323" calcext:value-type="float">
            <text:p>453.323517792323</text:p>
          </table:table-cell>
          <table:table-cell office:value-type="float" office:value="0.871822824487034" calcext:value-type="float">
            <text:p>0.871822824487034</text:p>
          </table:table-cell>
          <table:table-cell office:value-type="float" office:value="2.69124848617192" calcext:value-type="float">
            <text:p>2.69124848617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6.370543504176" calcext:value-type="float">
            <text:p>366.370543504176</text:p>
          </table:table-cell>
          <table:table-cell office:value-type="float" office:value="0.890136388627287" calcext:value-type="float">
            <text:p>0.890136388627287</text:p>
          </table:table-cell>
          <table:table-cell office:value-type="float" office:value="3.33002224549028" calcext:value-type="float">
            <text:p>3.33002224549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79.772284299453" calcext:value-type="float">
            <text:p>979.772284299453</text:p>
          </table:table-cell>
          <table:table-cell office:value-type="float" office:value="0.736675272502873" calcext:value-type="float">
            <text:p>0.736675272502873</text:p>
          </table:table-cell>
          <table:table-cell office:value-type="float" office:value="1.24519326183404" calcext:value-type="float">
            <text:p>1.24519326183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49.551265831467" calcext:value-type="float">
            <text:p>649.551265831467</text:p>
          </table:table-cell>
          <table:table-cell office:value-type="float" office:value="0.831295945771971" calcext:value-type="float">
            <text:p>0.831295945771971</text:p>
          </table:table-cell>
          <table:table-cell office:value-type="float" office:value="1.87822942621855" calcext:value-type="float">
            <text:p>1.878229426218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53.631238983044" calcext:value-type="float">
            <text:p>453.631238983044</text:p>
          </table:table-cell>
          <table:table-cell office:value-type="float" office:value="0.872080055858513" calcext:value-type="float">
            <text:p>0.872080055858513</text:p>
          </table:table-cell>
          <table:table-cell office:value-type="float" office:value="2.68943878868468" calcext:value-type="float">
            <text:p>2.68943878868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62.65936168473" calcext:value-type="float">
            <text:p>362.65936168473</text:p>
          </table:table-cell>
          <table:table-cell office:value-type="float" office:value="0.893286375710149" calcext:value-type="float">
            <text:p>0.893286375710149</text:p>
          </table:table-cell>
          <table:table-cell office:value-type="float" office:value="3.36410215244312" calcext:value-type="float">
            <text:p>3.36410215244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2:39:09.767449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07-16T12:42:44.869727867</dc:date>
    <meta:editing-duration>PT12M16S</meta:editing-duration>
    <meta:editing-cycles>3</meta:editing-cycles>
    <meta:document-statistic meta:table-count="1" meta:cell-count="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602cm" svg:height="21.15cm" xlink:href=".." xlink:type="simple" chart:class="chart:scatter" chart:style-name="ch1">
        <chart:title svg:x="16.032cm" svg:y="0.559cm" chart:style-name="ch2">
          <text:p>Throughput of Diff Timeout</text:p>
        </chart:title>
        <chart:legend chart:legend-position="end" svg:x="35.853cm" svg:y="9.317cm" style:legend-expansion="high" chart:style-name="ch3"/>
        <chart:plot-area chart:style-name="ch4" table:cell-range-address="bszsum.A2:bszsum.A5 bszsum.B2:bszsum.B2 bszsum.C2:bszsum.C21 bszsum.B6:bszsum.B6 bszsum.B10:bszsum.B10 bszsum.B14:bszsum.B14 bszsum.B18:bszsum.B18" chart:data-source-has-labels="row" svg:x="1.753cm" svg:y="1.753cm" svg:width="33.348cm" svg:height="18.003cm">
          <chartooo:coordinate-region svg:x="2.611cm" svg:y="1.945cm" svg:width="32.084cm" svg:height="17.179cm"/>
          <chart:axis chart:dimension="x" chart:name="primary-x" chart:style-name="ch5">
            <chart:title svg:x="17.156cm" svg:y="20.179cm" chart:style-name="ch6">
              <text:p>number of nodes</text:p>
            </chart:title>
          </chart:axis>
          <chart:axis chart:dimension="y" chart:name="primary-y" chart:style-name="ch5">
            <chart:title svg:x="0.451cm" svg:y="12.239cm" chart:style-name="ch7">
              <text:p>throughput (txs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952.663305545266">
                <text:p>952.663305545266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971.42253310401">
                <text:p>971.42253310401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965.418871903803">
                <text:p>965.418871903803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956.274761546951">
                <text:p>956.274761546951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79.772284299453">
                <text:p>979.772284299453</text:p>
                <draw:g>
                  <svg:desc>bszsum.C18:bszsum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22.848577173336">
                <text:p>622.848577173336</text:p>
              </table:table-cell>
              <table:table-cell office:value-type="float" office:value="8">
                <text:p>8</text:p>
              </table:table-cell>
              <table:table-cell office:value-type="float" office:value="654.347551719612">
                <text:p>654.347551719612</text:p>
              </table:table-cell>
              <table:table-cell office:value-type="float" office:value="8">
                <text:p>8</text:p>
              </table:table-cell>
              <table:table-cell office:value-type="float" office:value="651.570518611382">
                <text:p>651.570518611382</text:p>
              </table:table-cell>
              <table:table-cell office:value-type="float" office:value="8">
                <text:p>8</text:p>
              </table:table-cell>
              <table:table-cell office:value-type="float" office:value="565.880886523389">
                <text:p>565.880886523389</text:p>
              </table:table-cell>
              <table:table-cell office:value-type="float" office:value="8">
                <text:p>8</text:p>
              </table:table-cell>
              <table:table-cell office:value-type="float" office:value="649.551265831467">
                <text:p>649.551265831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3.389096117008">
                <text:p>453.389096117008</text:p>
              </table:table-cell>
              <table:table-cell office:value-type="float" office:value="12">
                <text:p>12</text:p>
              </table:table-cell>
              <table:table-cell office:value-type="float" office:value="449.809363075058">
                <text:p>449.809363075058</text:p>
              </table:table-cell>
              <table:table-cell office:value-type="float" office:value="12">
                <text:p>12</text:p>
              </table:table-cell>
              <table:table-cell office:value-type="float" office:value="451.524024228607">
                <text:p>451.524024228607</text:p>
              </table:table-cell>
              <table:table-cell office:value-type="float" office:value="12">
                <text:p>12</text:p>
              </table:table-cell>
              <table:table-cell office:value-type="float" office:value="453.323517792323">
                <text:p>453.323517792323</text:p>
              </table:table-cell>
              <table:table-cell office:value-type="float" office:value="12">
                <text:p>12</text:p>
              </table:table-cell>
              <table:table-cell office:value-type="float" office:value="453.631238983044">
                <text:p>453.631238983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62.791200241581">
                <text:p>362.791200241581</text:p>
              </table:table-cell>
              <table:table-cell office:value-type="float" office:value="16">
                <text:p>16</text:p>
              </table:table-cell>
              <table:table-cell office:value-type="float" office:value="366.594047193846">
                <text:p>366.594047193846</text:p>
              </table:table-cell>
              <table:table-cell office:value-type="float" office:value="16">
                <text:p>16</text:p>
              </table:table-cell>
              <table:table-cell office:value-type="float" office:value="367.423646794086">
                <text:p>367.423646794086</text:p>
              </table:table-cell>
              <table:table-cell office:value-type="float" office:value="16">
                <text:p>16</text:p>
              </table:table-cell>
              <table:table-cell office:value-type="float" office:value="366.370543504176">
                <text:p>366.370543504176</text:p>
              </table:table-cell>
              <table:table-cell office:value-type="float" office:value="16">
                <text:p>16</text:p>
              </table:table-cell>
              <table:table-cell office:value-type="float" office:value="362.65936168473">
                <text:p>362.65936168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305cm" svg:height="20.421cm" xlink:href=".." xlink:type="simple" chart:class="chart:scatter" chart:style-name="ch1">
        <chart:title svg:x="15.54cm" svg:y="0.544cm" chart:style-name="ch2">
          <text:p>Overhead of Diff Timeout</text:p>
        </chart:title>
        <chart:legend chart:legend-position="end" svg:x="34.556cm" svg:y="8.952cm" style:legend-expansion="high" chart:style-name="ch3"/>
        <chart:plot-area chart:style-name="ch4" table:cell-range-address="bszsum.A2:bszsum.A5 bszsum.B2:bszsum.B2 bszsum.D2:bszsum.D21 bszsum.B6:bszsum.B6 bszsum.B10:bszsum.B10 bszsum.B14:bszsum.B14 bszsum.B18:bszsum.B18" chart:data-source-has-labels="row" svg:x="1.727cm" svg:y="1.723cm" svg:width="32.103cm" svg:height="17.319cm">
          <chartooo:coordinate-region svg:x="2.675cm" svg:y="1.915cm" svg:width="30.951cm" svg:height="16.495cm"/>
          <chart:axis chart:dimension="x" chart:name="primary-x" chart:style-name="ch5">
            <chart:title svg:x="16.507cm" svg:y="19.45cm" chart:style-name="ch6">
              <text:p>number of nodes</text:p>
            </chart:title>
          </chart:axis>
          <chart:axis chart:dimension="y" chart:name="primary-y" chart:style-name="ch7">
            <chart:title svg:x="0.451cm" svg:y="11.114cm" chart:style-name="ch8">
              <text:p>overhead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2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3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4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5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735502516111408">
                <text:p>0.735502516111408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28301949105649">
                <text:p>0.728301949105649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45434228738234">
                <text:p>0.745434228738234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9778077944166">
                <text:p>0.729778077944166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36675272502873">
                <text:p>0.736675272502873</text:p>
                <draw:g>
                  <svg:desc>bszsum.D18:bszsum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84367111965091">
                <text:p>0.84367111965091</text:p>
              </table:table-cell>
              <table:table-cell office:value-type="float" office:value="8">
                <text:p>8</text:p>
              </table:table-cell>
              <table:table-cell office:value-type="float" office:value="0.84487854093878">
                <text:p>0.84487854093878</text:p>
              </table:table-cell>
              <table:table-cell office:value-type="float" office:value="8">
                <text:p>8</text:p>
              </table:table-cell>
              <table:table-cell office:value-type="float" office:value="0.838533159447734">
                <text:p>0.838533159447734</text:p>
              </table:table-cell>
              <table:table-cell office:value-type="float" office:value="8">
                <text:p>8</text:p>
              </table:table-cell>
              <table:table-cell office:value-type="float" office:value="0.743006704780616">
                <text:p>0.743006704780616</text:p>
              </table:table-cell>
              <table:table-cell office:value-type="float" office:value="8">
                <text:p>8</text:p>
              </table:table-cell>
              <table:table-cell office:value-type="float" office:value="0.831295945771971">
                <text:p>0.831295945771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69437589093591">
                <text:p>0.869437589093591</text:p>
              </table:table-cell>
              <table:table-cell office:value-type="float" office:value="12">
                <text:p>12</text:p>
              </table:table-cell>
              <table:table-cell office:value-type="float" office:value="0.871907593775677">
                <text:p>0.871907593775677</text:p>
              </table:table-cell>
              <table:table-cell office:value-type="float" office:value="12">
                <text:p>12</text:p>
              </table:table-cell>
              <table:table-cell office:value-type="float" office:value="0.874477201182693">
                <text:p>0.874477201182693</text:p>
              </table:table-cell>
              <table:table-cell office:value-type="float" office:value="12">
                <text:p>12</text:p>
              </table:table-cell>
              <table:table-cell office:value-type="float" office:value="0.871822824487034">
                <text:p>0.871822824487034</text:p>
              </table:table-cell>
              <table:table-cell office:value-type="float" office:value="12">
                <text:p>12</text:p>
              </table:table-cell>
              <table:table-cell office:value-type="float" office:value="0.872080055858513">
                <text:p>0.872080055858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896043760915379">
                <text:p>0.896043760915379</text:p>
              </table:table-cell>
              <table:table-cell office:value-type="float" office:value="16">
                <text:p>16</text:p>
              </table:table-cell>
              <table:table-cell office:value-type="float" office:value="0.891087857471556">
                <text:p>0.891087857471556</text:p>
              </table:table-cell>
              <table:table-cell office:value-type="float" office:value="16">
                <text:p>16</text:p>
              </table:table-cell>
              <table:table-cell office:value-type="float" office:value="0.896050915621304">
                <text:p>0.896050915621304</text:p>
              </table:table-cell>
              <table:table-cell office:value-type="float" office:value="16">
                <text:p>16</text:p>
              </table:table-cell>
              <table:table-cell office:value-type="float" office:value="0.890136388627287">
                <text:p>0.890136388627287</text:p>
              </table:table-cell>
              <table:table-cell office:value-type="float" office:value="16">
                <text:p>16</text:p>
              </table:table-cell>
              <table:table-cell office:value-type="float" office:value="0.893286375710149">
                <text:p>0.893286375710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16cm" svg:height="20.371cm" xlink:href=".." xlink:type="simple" chart:class="chart:scatter" chart:style-name="ch1">
        <chart:title svg:x="15.698cm" svg:y="0.543cm" chart:style-name="ch2">
          <text:p>Latency of Diff Timeout</text:p>
        </chart:title>
        <chart:legend chart:legend-position="end" svg:x="34.467cm" svg:y="8.927cm" style:legend-expansion="high" chart:style-name="ch3"/>
        <chart:plot-area chart:style-name="ch4" table:cell-range-address="bszsum.A2:bszsum.A5 bszsum.B2:bszsum.B2 bszsum.E2:bszsum.E21 bszsum.B6:bszsum.B6 bszsum.B10:bszsum.B10 bszsum.B14:bszsum.B14 bszsum.B18:bszsum.B18" chart:data-source-has-labels="row" svg:x="1.725cm" svg:y="1.721cm" svg:width="32.018cm" svg:height="17.272cm">
          <chartooo:coordinate-region svg:x="2.471cm" svg:y="1.913cm" svg:width="31.068cm" svg:height="16.448cm"/>
          <chart:axis chart:dimension="x" chart:name="primary-x" chart:style-name="ch5">
            <chart:title svg:x="16.463cm" svg:y="19.4cm" chart:style-name="ch6">
              <text:p>number of nodes</text:p>
            </chart:title>
          </chart:axis>
          <chart:axis chart:dimension="y" chart:name="primary-y" chart:style-name="ch5">
            <chart:title svg:x="0.451cm" svg:y="11.325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28062158889675">
                <text:p>1.28062158889675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25589851803828">
                <text:p>1.25589851803828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263728095407">
                <text:p>1.263728095407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27578635077258">
                <text:p>1.27578635077258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24519326183404">
                <text:p>1.24519326183404</text:p>
                <draw:g>
                  <svg:desc>bszsum.E18:bszsum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5875099660365">
                <text:p>1.95875099660365</text:p>
              </table:table-cell>
              <table:table-cell office:value-type="float" office:value="8">
                <text:p>8</text:p>
              </table:table-cell>
              <table:table-cell office:value-type="float" office:value="1.86447474609335">
                <text:p>1.86447474609335</text:p>
              </table:table-cell>
              <table:table-cell office:value-type="float" office:value="8">
                <text:p>8</text:p>
              </table:table-cell>
              <table:table-cell office:value-type="float" office:value="1.87241152440231">
                <text:p>1.87241152440231</text:p>
              </table:table-cell>
              <table:table-cell office:value-type="float" office:value="8">
                <text:p>8</text:p>
              </table:table-cell>
              <table:table-cell office:value-type="float" office:value="2.15593764537919">
                <text:p>2.15593764537919</text:p>
              </table:table-cell>
              <table:table-cell office:value-type="float" office:value="8">
                <text:p>8</text:p>
              </table:table-cell>
              <table:table-cell office:value-type="float" office:value="1.87822942621855">
                <text:p>1.87822942621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69086750711111">
                <text:p>2.69086750711111</text:p>
              </table:table-cell>
              <table:table-cell office:value-type="float" office:value="12">
                <text:p>12</text:p>
              </table:table-cell>
              <table:table-cell office:value-type="float" office:value="2.71227545121061">
                <text:p>2.71227545121061</text:p>
              </table:table-cell>
              <table:table-cell office:value-type="float" office:value="12">
                <text:p>12</text:p>
              </table:table-cell>
              <table:table-cell office:value-type="float" office:value="2.70199548279096">
                <text:p>2.70199548279096</text:p>
              </table:table-cell>
              <table:table-cell office:value-type="float" office:value="12">
                <text:p>12</text:p>
              </table:table-cell>
              <table:table-cell office:value-type="float" office:value="2.69124848617192">
                <text:p>2.69124848617192</text:p>
              </table:table-cell>
              <table:table-cell office:value-type="float" office:value="12">
                <text:p>12</text:p>
              </table:table-cell>
              <table:table-cell office:value-type="float" office:value="2.68943878868468">
                <text:p>2.689438788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.36290618751756">
                <text:p>3.36290618751756</text:p>
              </table:table-cell>
              <table:table-cell office:value-type="float" office:value="16">
                <text:p>16</text:p>
              </table:table-cell>
              <table:table-cell office:value-type="float" office:value="3.32800377755972">
                <text:p>3.32800377755972</text:p>
              </table:table-cell>
              <table:table-cell office:value-type="float" office:value="16">
                <text:p>16</text:p>
              </table:table-cell>
              <table:table-cell office:value-type="float" office:value="3.32047915099097">
                <text:p>3.32047915099097</text:p>
              </table:table-cell>
              <table:table-cell office:value-type="float" office:value="16">
                <text:p>16</text:p>
              </table:table-cell>
              <table:table-cell office:value-type="float" office:value="3.33002224549028">
                <text:p>3.33002224549028</text:p>
              </table:table-cell>
              <table:table-cell office:value-type="float" office:value="16">
                <text:p>16</text:p>
              </table:table-cell>
              <table:table-cell office:value-type="float" office:value="3.36410215244312">
                <text:p>3.36410215244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